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/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/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/>
          <table:table-cell office:value-type="string" calcext:value-type="string">
            <text:p>JPA</text:p>
          </table:table-cell>
          <table:table-cell/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number-columns-repeated="3"/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number-columns-repeated="3"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number-columns-repeated="3"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/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/>
          <table:table-cell table:style-name="ce3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3:04:53.1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22T14:07:37.182000000</dc:date>
    <meta:editing-duration>P16DT20H59M52S</meta:editing-duration>
    <meta:editing-cycles>347</meta:editing-cycles>
    <meta:document-statistic meta:table-count="4" meta:cell-count="594" meta:object-count="0"/>
  </office:meta>
</office:document-meta>
</file>